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color="#00ae00" fo:language="en" fo:country="US"/>
    </style:style>
    <style:style style:name="P3" style:family="paragraph" style:parent-style-name="Standard">
      <style:text-properties fo:color="#ff0000" fo:language="en" fo:country="US"/>
    </style:style>
    <style:style style:name="T1" style:family="text">
      <style:text-properties fo:color="#00ae00"/>
    </style:style>
    <style:style style:name="T2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This is the section 1.</text:p>
        <text:p text:style-name="P2">The first section's original color is green </text:p>
      </text:section>
      <text:section text:style-name="Sect1" text:name="Section2">
        <text:p text:style-name="P1">This is section 2.</text:p>
        <text:p text:style-name="P1">The second section's original color is black.</text:p>
        <text:p text:style-name="P1">Section 2 contains a sub section.</text:p>
        <text:section text:style-name="Sect1" text:name="SubSection2_1">
          <text:p text:style-name="P3">The subsection's color is red.</text:p>
          <text:p text:style-name="P3">It ends here.</text:p>
        </text:section>
        <text:p text:style-name="P1">This part does not belong to the subsecti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9-06T11:33:02</meta:creation-date>
    <meta:document-statistic meta:table-count="0" meta:image-count="0" meta:object-count="0" meta:page-count="1" meta:paragraph-count="8" meta:word-count="45" meta:character-count="249"/>
    <dc:date>2011-09-06T11:38:08.66</dc:date>
    <dc:creator>Spyros Nakos</dc:creator>
    <meta:editing-duration>PT00H05M06S</meta:editing-duration>
    <meta:editing-cycles>1</meta:editing-cycles>
    <meta:generator>OpenOffice.org/3.2$Win32 OpenOffice.org_project/320m18$Build-9502</meta:generator>
  </office:meta>
</office:document-meta>
</file>